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F00000032AFCA60AFBF8F87A1.png" manifest:media-type="image/png"/>
  <manifest:file-entry manifest:full-path="Pictures/10000201000003CA0000004EB7E219C4A68BB3BF.png" manifest:media-type="image/png"/>
  <manifest:file-entry manifest:full-path="Pictures/1000020100000520000000CC0E2F4FDF52C6DF9C.png" manifest:media-type="image/png"/>
  <manifest:file-entry manifest:full-path="Pictures/10000201000003C30000002C117B09CD2BF574FB.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paragraph-properties style:writing-mode="lr-tb"/>
    </style:style>
    <style:style style:name="pr2" style:family="presentation" style:parent-style-name="BrightBlue-subtitle">
      <style:graphic-properties draw:fill-color="#ffffff" fo:min-height="9.134cm"/>
      <style:paragraph-properties style:writing-mode="lr-tb"/>
    </style:style>
    <style:style style:name="pr3" style:family="presentation" style:parent-style-name="BrightBlue-notes">
      <style:graphic-properties draw:fill-color="#ffffff" draw:auto-grow-height="true" fo:min-height="13.364cm"/>
      <style:paragraph-properties style:writing-mode="lr-tb"/>
    </style:style>
    <style:style style:name="pr4" style:family="presentation" style:parent-style-name="BrightBlue-outline1">
      <style:graphic-properties fo:min-height="8.884cm"/>
      <style:paragraph-properties style:writing-mode="lr-tb"/>
    </style:style>
    <style:style style:name="pr5" style:family="presentation" style:parent-style-name="BrightBlue-notes">
      <style:graphic-properties draw:fill-color="#ffffff" fo:min-height="14cm"/>
      <style:paragraph-properties style:writing-mode="lr-tb"/>
    </style:style>
    <style:style style:name="P1" style:family="paragraph">
      <style:paragraph-properties fo:text-align="end"/>
    </style:style>
    <style:style style:name="P2" style:family="paragraph">
      <loext:graphic-properties draw:fill-color="#ffffff"/>
    </style:style>
    <style:style style:name="P3" style:family="paragraph">
      <style:paragraph-properties fo:text-align="center"/>
    </style:style>
    <style:style style:name="T1"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onnectX</text:p>
          </draw:text-box>
        </draw:frame>
        <draw:frame presentation:style-name="pr2" draw:text-style-name="P2" draw:layer="layout" svg:width="25.2cm" svg:height="9.134cm" svg:x="1.4cm" svg:y="3.8cm" presentation:class="subtitle">
          <draw:text-box>
            <text:p>CS748 - Mid Stage Presentation</text:p>
            <text:p/>
            <text:p text:style-name="P1"><text:span text:style-name="T1">Sheel Shah, Shubham Gupta</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view</text:p>
          </draw:text-box>
        </draw:frame>
        <draw:frame presentation:style-name="pr4" draw:layer="layout" svg:width="25.2cm" svg:height="9.134cm" svg:x="1.4cm" svg:y="3.8cm" presentation:class="outline">
          <draw:text-box>
            <text:list text:style-name="L2">
              <text:list-item>
                <text:p>ConnectX is a generalization of Connect 4.</text:p>
              </text:list-item>
              <text:list-item>
                <text:p>We proposed to reach a rank of &lt;25 in the kaggle competition, which is equivalent to a score of around 1100.</text:p>
              </text:list-item>
              <text:list-item>
                <text:p>The proposed approaches were Monte Carlo Tree Search and AlphaZero.</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Results</text:p>
          </draw:text-box>
        </draw:frame>
        <draw:frame presentation:style-name="pr4" draw:layer="layout" svg:width="25.2cm" svg:height="9.134cm" svg:x="1.4cm" svg:y="3.8cm" presentation:class="outline" presentation:user-transformed="true">
          <draw:text-box>
            <text:list text:style-name="L2">
              <text:list-item>
                <text:p>To our surprise, we managed to achieve our target with just MCTS that was well optimized.</text:p>
              </text:list-item>
              <text:list-item>
                <text:p>Hence, we have tried experimenting as much as we could to modify our original approach to improve it even further.</text:p>
              </text:list-item>
              <text:list-item>
                <text:p>Having achieved a sub 25 leaderboard position already, we now ambition to reach a sub 15 spot, but all our current attempts haven’t been able to do so.</text:p>
                <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MCTS Background</text:p>
          </draw:text-box>
        </draw:frame>
        <draw:frame presentation:style-name="pr4" draw:layer="layout" svg:width="25.2cm" svg:height="9.134cm" svg:x="1.4cm" svg:y="3.8cm" presentation:class="outline" presentation:user-transformed="true">
          <draw:text-box>
            <text:list text:style-name="L2">
              <text:list-item>
                <text:p>Our first successful submission was a failure.</text:p>
              </text:list-item>
              <text:list-item>
                <text:p/>
                <text:p/>
              </text:list-item>
              <text:list-item>
                <text:p>Whilst successful runs of the MCTS were being run, we saw that very few (~1000) runs per move were being completed. This was because of bottlenecks in calculating the winner of each board, and of frequently interconverting between python lists and numpy arrays.</text:p>
              </text:list-item>
              <text:list-item>
                <text:p>In fact, there was also a bug in some edge cases that caused the agent to lose a significant portion of the matches automatically.</text:p>
              </text:list-item>
            </text:list>
          </draw:text-box>
        </draw:frame>
        <draw:frame draw:style-name="gr2" draw:text-style-name="P3" draw:layer="layout" svg:width="21.093cm" svg:height="1.696cm" svg:x="3.2cm" svg:y="5.504cm">
          <draw:image xlink:href="Pictures/10000201000003CA0000004EB7E219C4A68BB3BF.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he final MCTS</text:p>
          </draw:text-box>
        </draw:frame>
        <draw:frame presentation:style-name="pr4" draw:layer="layout" svg:width="25.2cm" svg:height="9.134cm" svg:x="1.4cm" svg:y="3.8cm" presentation:class="outline">
          <draw:text-box>
            <text:list text:style-name="L2">
              <text:list-item>
                <text:p>We used online resources and library functions to optimize our MCTS. Most of what we had written earlier was restructured as per an online MCTS implementation. SciPy was used to quickly compute convolutions to decide the winner in a particular state.</text:p>
              </text:list-item>
              <text:list-item>
                <text:p>So this isn’t a completely self written implementation, as the structure, and some important functionality were readily available to us.</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placeholder="true">
          <draw:text-box/>
        </draw:frame>
        <draw:frame presentation:style-name="pr4" draw:layer="layout" svg:width="25.2cm" svg:height="9.134cm" svg:x="1.4cm" svg:y="3.8cm" presentation:class="outline">
          <draw:text-box>
            <text:list text:style-name="L2">
              <text:list-item>
                <text:p>However, this MCTS implementation managed to perform extremely well, and we were delighted when we saw its position on the leaderboard a day later.</text:p>
              </text:list-item>
              <text:list-item>
                <text:p/>
                <text:p/>
              </text:list-item>
              <text:list-item>
                <text:p/>
              </text:list-item>
            </text:list>
          </draw:text-box>
        </draw:frame>
        <draw:frame draw:style-name="gr2" draw:text-style-name="P3" draw:layer="layout" svg:width="22.409cm" svg:height="1.322cm" svg:x="2.821cm" svg:y="7.23cm">
          <draw:image xlink:href="Pictures/100002010000034F00000032AFCA60AFBF8F87A1.png" xlink:type="simple" xlink:show="embed" xlink:actuate="onLoad" loext:mime-type="image/png">
            <text:p/>
          </draw:image>
        </draw:frame>
        <draw:frame draw:style-name="gr2" draw:text-style-name="P3" draw:layer="layout" svg:width="22.4cm" svg:height="1.163cm" svg:x="2.6cm" svg:y="10.037cm">
          <draw:image xlink:href="Pictures/10000201000003C30000002C117B09CD2BF574FB.png" xlink:type="simple" xlink:show="embed" xlink:actuate="onLoad" loext: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Building on this</text:p>
          </draw:text-box>
        </draw:frame>
        <draw:frame presentation:style-name="pr4" draw:layer="layout" svg:width="25.2cm" svg:height="9.134cm" svg:x="1.4cm" svg:y="3.8cm" presentation:class="outline">
          <draw:text-box>
            <text:list text:style-name="L2">
              <text:list-item>
                <text:p>First, include minimax calculations (using some heuristic) in the calculation of the UCB value of each node, as described in <text:a xlink:href="https://arxiv.org/abs/1406.0486" xlink:type="simple">https://arxiv.org/abs/1406.0486</text:a><text:s/>(Monte Carlo Tree Search with Heuristic Evaluations using Implicit Minimax Backups).</text:p>
              </text:list-item>
              <text:list-item>
                <text:p>We applied this to our MCTS implementation and tried finetuning the heuristic, and other parameters, but the new agent performed worse overall. It won at most 40% of the time against the original agent.</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uture improvements for MCTS</text:p>
          </draw:text-box>
        </draw:frame>
        <draw:frame presentation:style-name="pr4" draw:layer="layout" svg:width="25.2cm" svg:height="9.134cm" svg:x="1.4cm" svg:y="3.8cm" presentation:class="outline">
          <draw:text-box>
            <text:list text:style-name="L2">
              <text:list-item>
                <text:p>Second, use bitmaps to speed up all computations involving the board of the game. The existing methods we saw were hard coded, and hence difficult to generailze when the rows/columns/in_a_row varied.</text:p>
              </text:list-item>
              <text:list-item>
                <text:p>In the future, we will try involving bitmaps if they allow for generalization.</text:p>
              </text:list-item>
              <text:list-item>
                <text:p>Another possible improvement can be brought by integrating minimax lookahead with MCTS, as we described in our proposal.</text:p>
              </text:list-item>
              <text:list-item>
                <text:p>Finally, we will try out new heuristics and see if we can achieve any significant improvement on the existing MCTS implementation.</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0E2F4FDF52C6DF9C.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1T19:48:48.727373607</meta:creation-date>
    <meta:editing-duration>PT17M39S</meta:editing-duration>
    <meta:editing-cycles>2</meta:editing-cycles>
    <meta:generator>LibreOffice/6.4.7.2$Linux_X86_64 LibreOffice_project/40$Build-2</meta:generator>
    <dc:title>Bright Blue</dc:title>
    <dc:date>2022-03-21T20:30:39.942778730</dc:date>
    <meta:document-statistic meta:object-count="57"/>
  </office:meta>
</office:document-meta>
</file>